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fb30" officeooo:paragraph-rsid="001afb30"/>
    </style:style>
    <style:style style:name="P2" style:family="paragraph" style:parent-style-name="Standard">
      <style:text-properties officeooo:rsid="001afb30" officeooo:paragraph-rsid="001cc3ab"/>
    </style:style>
    <style:style style:name="P3" style:family="paragraph" style:parent-style-name="Standard">
      <style:text-properties officeooo:rsid="001afb30" officeooo:paragraph-rsid="002d7f56"/>
    </style:style>
    <style:style style:name="P4" style:family="paragraph" style:parent-style-name="Standard">
      <style:text-properties officeooo:rsid="001afb30" officeooo:paragraph-rsid="0031d2f7"/>
    </style:style>
    <style:style style:name="P5" style:family="paragraph" style:parent-style-name="Standard">
      <style:text-properties officeooo:rsid="001afb30" officeooo:paragraph-rsid="0031ee73"/>
    </style:style>
    <style:style style:name="P6" style:family="paragraph" style:parent-style-name="Standard">
      <style:text-properties officeooo:rsid="001afb30" officeooo:paragraph-rsid="003306dc"/>
    </style:style>
    <style:style style:name="P7" style:family="paragraph" style:parent-style-name="Standard">
      <style:text-properties officeooo:rsid="001afb30" officeooo:paragraph-rsid="00359c66"/>
    </style:style>
    <style:style style:name="P8" style:family="paragraph" style:parent-style-name="Standard">
      <style:text-properties officeooo:rsid="001afb30" officeooo:paragraph-rsid="003b5dfa"/>
    </style:style>
    <style:style style:name="P9" style:family="paragraph" style:parent-style-name="Standard">
      <style:text-properties officeooo:rsid="001afb30" officeooo:paragraph-rsid="0046ea53"/>
    </style:style>
    <style:style style:name="P10" style:family="paragraph" style:parent-style-name="Standard">
      <style:text-properties officeooo:rsid="001afb30" officeooo:paragraph-rsid="0050f04b"/>
    </style:style>
    <style:style style:name="P11" style:family="paragraph" style:parent-style-name="Standard">
      <style:text-properties officeooo:rsid="001afb30" officeooo:paragraph-rsid="008b8c37"/>
    </style:style>
    <style:style style:name="P12" style:family="paragraph" style:parent-style-name="Standard">
      <style:text-properties officeooo:rsid="001afb30" officeooo:paragraph-rsid="008ebec7"/>
    </style:style>
    <style:style style:name="P13" style:family="paragraph" style:parent-style-name="Standard">
      <style:text-properties officeooo:paragraph-rsid="001cc3ab"/>
    </style:style>
    <style:style style:name="P14" style:family="paragraph" style:parent-style-name="Standard">
      <style:text-properties officeooo:paragraph-rsid="0024a10e"/>
    </style:style>
    <style:style style:name="P15" style:family="paragraph" style:parent-style-name="Standard">
      <style:text-properties officeooo:paragraph-rsid="002a7182"/>
    </style:style>
    <style:style style:name="P16" style:family="paragraph" style:parent-style-name="Standard">
      <style:text-properties officeooo:paragraph-rsid="0044af3c"/>
    </style:style>
    <style:style style:name="P17" style:family="paragraph" style:parent-style-name="Standard">
      <style:text-properties fo:color="#000000" officeooo:rsid="002379ce" officeooo:paragraph-rsid="001cc3ab"/>
    </style:style>
    <style:style style:name="P18" style:family="paragraph" style:parent-style-name="Standard">
      <style:text-properties fo:color="#000000" officeooo:rsid="002379ce" officeooo:paragraph-rsid="0024a10e"/>
    </style:style>
    <style:style style:name="P19" style:family="paragraph" style:parent-style-name="Standard">
      <style:text-properties fo:color="#000000" officeooo:rsid="0028b7bb" officeooo:paragraph-rsid="0024a10e"/>
    </style:style>
    <style:style style:name="P20" style:family="paragraph" style:parent-style-name="Standard">
      <style:text-properties fo:color="#000000" fo:font-size="12pt" officeooo:rsid="0028b7bb" officeooo:paragraph-rsid="0024a10e" style:font-size-asian="12pt" style:font-size-complex="12pt"/>
    </style:style>
    <style:style style:name="P21" style:family="paragraph" style:parent-style-name="Standard">
      <style:text-properties fo:color="#000000" fo:font-size="12pt" officeooo:rsid="0028e6f7" officeooo:paragraph-rsid="0024a10e" style:font-size-asian="12pt" style:font-size-complex="12pt"/>
    </style:style>
    <style:style style:name="P22" style:family="paragraph" style:parent-style-name="Standard">
      <style:text-properties fo:color="#000000" fo:font-size="12pt" officeooo:rsid="0028e6f7" officeooo:paragraph-rsid="0028e6f7" style:font-size-asian="12pt" style:font-size-complex="12pt"/>
    </style:style>
    <style:style style:name="P23" style:family="paragraph" style:parent-style-name="Standard">
      <style:text-properties fo:color="#000000" fo:font-size="12pt" officeooo:rsid="001e20f4" officeooo:paragraph-rsid="002a7182" style:font-size-asian="12pt" style:font-size-complex="12pt"/>
    </style:style>
    <style:style style:name="P24" style:family="paragraph" style:parent-style-name="Standard">
      <style:text-properties fo:color="#000000" fo:font-size="12pt" officeooo:rsid="001e20f4" officeooo:paragraph-rsid="0031ee73" style:font-size-asian="12pt" style:font-size-complex="12pt"/>
    </style:style>
    <style:style style:name="P25" style:family="paragraph" style:parent-style-name="Standard">
      <style:text-properties fo:color="#000000" fo:font-size="12pt" officeooo:rsid="001e20f4" officeooo:paragraph-rsid="00359c66" style:font-size-asian="12pt" style:font-size-complex="12pt"/>
    </style:style>
    <style:style style:name="P26" style:family="paragraph" style:parent-style-name="Standard">
      <style:text-properties fo:color="#000000" fo:font-size="12pt" officeooo:rsid="002c335e" officeooo:paragraph-rsid="002a7182" style:font-size-asian="12pt" style:font-size-complex="12pt"/>
    </style:style>
    <style:style style:name="P27" style:family="paragraph" style:parent-style-name="Standard">
      <style:text-properties fo:color="#000000" fo:font-size="12pt" officeooo:rsid="002c335e" officeooo:paragraph-rsid="0044af3c" style:font-size-asian="12pt" style:font-size-complex="12pt"/>
    </style:style>
    <style:style style:name="P28" style:family="paragraph" style:parent-style-name="Standard">
      <style:text-properties fo:color="#000000" fo:font-size="12pt" officeooo:rsid="002d7f56" officeooo:paragraph-rsid="002d7f56" style:font-size-asian="12pt" style:font-size-complex="12pt"/>
    </style:style>
    <style:style style:name="P29" style:family="paragraph" style:parent-style-name="Standard">
      <style:text-properties fo:color="#000000" fo:font-size="12pt" officeooo:rsid="0031d2f7" officeooo:paragraph-rsid="0031d2f7" style:font-size-asian="12pt" style:font-size-complex="12pt"/>
    </style:style>
    <style:style style:name="P30" style:family="paragraph" style:parent-style-name="Standard">
      <style:text-properties fo:color="#000000" fo:font-size="12pt" officeooo:rsid="0034d3d6" officeooo:paragraph-rsid="003306dc" style:font-size-asian="12pt" style:font-size-complex="12pt"/>
    </style:style>
    <style:style style:name="P31" style:family="paragraph" style:parent-style-name="Standard">
      <style:text-properties fo:color="#000000" fo:font-size="12pt" officeooo:rsid="008b8c37" officeooo:paragraph-rsid="008c5ff5" style:font-size-asian="12pt" style:font-size-complex="12pt"/>
    </style:style>
    <style:style style:name="P32" style:family="paragraph" style:parent-style-name="Standard">
      <style:text-properties fo:color="#000000" fo:font-size="12pt" officeooo:rsid="00a4b7ba" officeooo:paragraph-rsid="00a4b7ba" style:font-size-asian="12pt" style:font-size-complex="12pt"/>
    </style:style>
    <style:style style:name="P33" style:family="paragraph" style:parent-style-name="Standard">
      <style:text-properties fo:color="#000000" fo:font-size="12pt" officeooo:rsid="00a4b7ba" officeooo:paragraph-rsid="00a584b4" style:font-size-asian="12pt" style:font-size-complex="12pt"/>
    </style:style>
    <style:style style:name="P34" style:family="paragraph" style:parent-style-name="Standard">
      <style:text-properties fo:color="#000000" fo:font-size="12pt" style:text-underline-style="none" officeooo:rsid="0046ea53" officeooo:paragraph-rsid="0046ea53" style:font-size-asian="12pt" style:font-size-complex="12pt"/>
    </style:style>
    <style:style style:name="P35" style:family="paragraph" style:parent-style-name="Standard">
      <style:text-properties fo:color="#000000" fo:font-size="12pt" style:text-underline-style="none" fo:font-weight="normal" officeooo:rsid="0050f04b" officeooo:paragraph-rsid="0050f04b" style:font-size-asian="12pt" style:font-weight-asian="normal" style:font-size-complex="12pt" style:font-weight-complex="normal"/>
    </style:style>
    <style:style style:name="P36" style:family="paragraph" style:parent-style-name="Standard">
      <style:text-properties fo:color="#000000" fo:font-size="12pt" style:text-underline-style="none" fo:font-weight="normal" officeooo:rsid="0054e06a" officeooo:paragraph-rsid="0054e06a" style:font-size-asian="12pt" style:font-weight-asian="normal" style:font-size-complex="12pt" style:font-weight-complex="normal"/>
    </style:style>
    <style:style style:name="P37" style:family="paragraph" style:parent-style-name="Standard">
      <style:text-properties fo:color="#000000" fo:font-size="12pt" style:text-underline-style="none" fo:font-weight="normal" officeooo:rsid="0054e06a" officeooo:paragraph-rsid="00575318" style:font-size-asian="12pt" style:font-weight-asian="normal" style:font-size-complex="12pt" style:font-weight-complex="normal"/>
    </style:style>
    <style:style style:name="P38" style:family="paragraph" style:parent-style-name="Standard">
      <style:text-properties fo:color="#000000" fo:font-size="12pt" style:text-underline-style="none" fo:font-weight="normal" officeooo:rsid="0054e06a" officeooo:paragraph-rsid="0057a4d5" style:font-size-asian="12pt" style:font-weight-asian="normal" style:font-size-complex="12pt" style:font-weight-complex="normal"/>
    </style:style>
    <style:style style:name="P39" style:family="paragraph" style:parent-style-name="Standard">
      <style:text-properties fo:color="#000000" fo:font-size="12pt" style:text-underline-style="none" fo:font-weight="normal" officeooo:rsid="0057450f" officeooo:paragraph-rsid="00575318" style:font-size-asian="12pt" style:font-weight-asian="normal" style:font-size-complex="12pt" style:font-weight-complex="normal"/>
    </style:style>
    <style:style style:name="P40" style:family="paragraph" style:parent-style-name="Standard">
      <style:text-properties fo:color="#000000" officeooo:rsid="00588220" officeooo:paragraph-rsid="0057a4d5"/>
    </style:style>
    <style:style style:name="P41" style:family="paragraph" style:parent-style-name="Standard">
      <style:text-properties fo:color="#000000" officeooo:rsid="005c51af" officeooo:paragraph-rsid="0059b1ae"/>
    </style:style>
    <style:style style:name="P42" style:family="paragraph" style:parent-style-name="Standard">
      <style:text-properties fo:color="#000000" officeooo:rsid="005e0bb5" officeooo:paragraph-rsid="005e0bb5"/>
    </style:style>
    <style:style style:name="P43" style:family="paragraph" style:parent-style-name="Standard">
      <style:text-properties fo:color="#000000" officeooo:rsid="005efade" officeooo:paragraph-rsid="005e0bb5"/>
    </style:style>
    <style:style style:name="P44" style:family="paragraph" style:parent-style-name="Standard">
      <style:text-properties fo:color="#000000" officeooo:rsid="0060e584" officeooo:paragraph-rsid="005e0bb5"/>
    </style:style>
    <style:style style:name="P45" style:family="paragraph" style:parent-style-name="Standard">
      <style:text-properties fo:color="#000000" style:text-underline-style="solid" style:text-underline-type="double" style:text-underline-width="auto" style:text-underline-color="font-color" officeooo:rsid="0062b2a3" officeooo:paragraph-rsid="0062b2a3"/>
    </style:style>
    <style:style style:name="P46" style:family="paragraph" style:parent-style-name="Standard">
      <style:text-properties fo:color="#000000" style:text-underline-style="none" officeooo:rsid="0062b2a3" officeooo:paragraph-rsid="0062b2a3"/>
    </style:style>
    <style:style style:name="P47" style:family="paragraph" style:parent-style-name="Standard">
      <style:text-properties fo:color="#000000" style:text-underline-style="none" officeooo:rsid="0064550d" officeooo:paragraph-rsid="0064550d"/>
    </style:style>
    <style:style style:name="P48" style:family="paragraph" style:parent-style-name="Standard">
      <style:text-properties fo:color="#000000" style:text-underline-style="none" officeooo:rsid="0079b4e5" officeooo:paragraph-rsid="0079b4e5"/>
    </style:style>
    <style:style style:name="P49" style:family="paragraph" style:parent-style-name="Standard">
      <style:text-properties fo:color="#000000" style:text-underline-style="none" officeooo:rsid="007f7f4e" officeooo:paragraph-rsid="007f7f4e"/>
    </style:style>
    <style:style style:name="P50" style:family="paragraph" style:parent-style-name="Standard">
      <style:text-properties fo:color="#000000" style:text-underline-style="none" officeooo:rsid="007f7f4e" officeooo:paragraph-rsid="00818214"/>
    </style:style>
    <style:style style:name="P51" style:family="paragraph" style:parent-style-name="Standard">
      <style:text-properties fo:color="#000000" style:text-underline-style="none" officeooo:rsid="0083d40c" officeooo:paragraph-rsid="0083d40c" fo:background-color="#ff3399"/>
    </style:style>
    <style:style style:name="P52" style:family="paragraph" style:parent-style-name="Standard">
      <style:text-properties fo:color="#000000" style:text-underline-style="none" officeooo:rsid="0083d40c" officeooo:paragraph-rsid="008742d2" fo:background-color="#ff3399"/>
    </style:style>
    <style:style style:name="P53" style:family="paragraph" style:parent-style-name="Standard">
      <style:text-properties fo:color="#000000" style:text-underline-style="none" officeooo:rsid="00854418" officeooo:paragraph-rsid="008742d2" fo:background-color="#ff3399"/>
    </style:style>
    <style:style style:name="P54" style:family="paragraph" style:parent-style-name="Standard">
      <style:text-properties fo:color="#000000" style:text-underline-style="none" officeooo:rsid="008d5d0e" officeooo:paragraph-rsid="008dfe15"/>
    </style:style>
    <style:style style:name="P55" style:family="paragraph" style:parent-style-name="Standard">
      <style:text-properties fo:color="#000000" officeooo:rsid="0069daaf" officeooo:paragraph-rsid="0064550d"/>
    </style:style>
    <style:style style:name="P56" style:family="paragraph" style:parent-style-name="Standard">
      <style:text-properties fo:color="#000000" officeooo:rsid="006a261b" officeooo:paragraph-rsid="006a261b"/>
    </style:style>
    <style:style style:name="P57" style:family="paragraph" style:parent-style-name="Standard">
      <style:text-properties fo:color="#000000" officeooo:rsid="006ae6b7" officeooo:paragraph-rsid="006ae6b7"/>
    </style:style>
    <style:style style:name="P58" style:family="paragraph" style:parent-style-name="Standard">
      <style:text-properties fo:color="#000000" officeooo:rsid="0070bbad" officeooo:paragraph-rsid="006d42a9"/>
    </style:style>
    <style:style style:name="P59" style:family="paragraph" style:parent-style-name="Standard">
      <style:text-properties fo:color="#000000" officeooo:rsid="0072028f" officeooo:paragraph-rsid="006d42a9"/>
    </style:style>
    <style:style style:name="P60" style:family="paragraph" style:parent-style-name="Standard">
      <style:text-properties fo:color="#000000" officeooo:rsid="006c4235" officeooo:paragraph-rsid="006ae6b7"/>
    </style:style>
    <style:style style:name="P61" style:family="paragraph" style:parent-style-name="Standard">
      <style:text-properties fo:color="#000000" officeooo:rsid="007b7c4e" officeooo:paragraph-rsid="0079b4e5"/>
    </style:style>
    <style:style style:name="P62" style:family="paragraph" style:parent-style-name="Standard">
      <style:text-properties fo:color="#000000" officeooo:rsid="00586e60" officeooo:paragraph-rsid="0057a4d5"/>
    </style:style>
    <style:style style:name="P63" style:family="paragraph" style:parent-style-name="Standard">
      <style:text-properties fo:color="#000000" officeooo:rsid="005f7f8a" officeooo:paragraph-rsid="005e0bb5"/>
    </style:style>
    <style:style style:name="P64" style:family="paragraph" style:parent-style-name="Standard">
      <style:text-properties officeooo:paragraph-rsid="0057a4d5"/>
    </style:style>
    <style:style style:name="P65" style:family="paragraph" style:parent-style-name="Standard">
      <style:text-properties officeooo:paragraph-rsid="0059b1ae"/>
    </style:style>
    <style:style style:name="P66" style:family="paragraph" style:parent-style-name="Standard">
      <style:text-properties officeooo:paragraph-rsid="005e0bb5"/>
    </style:style>
    <style:style style:name="P67" style:family="paragraph" style:parent-style-name="Standard">
      <style:text-properties officeooo:paragraph-rsid="0062b2a3"/>
    </style:style>
    <style:style style:name="P68" style:family="paragraph" style:parent-style-name="Standard">
      <style:text-properties style:text-underline-style="none" officeooo:rsid="0064550d" officeooo:paragraph-rsid="0064550d"/>
    </style:style>
    <style:style style:name="P69" style:family="paragraph" style:parent-style-name="Standard">
      <style:text-properties style:text-underline-style="none" officeooo:rsid="0079b4e5" officeooo:paragraph-rsid="0079b4e5"/>
    </style:style>
    <style:style style:name="P70" style:family="paragraph" style:parent-style-name="Standard">
      <style:text-properties officeooo:paragraph-rsid="0064550d"/>
    </style:style>
    <style:style style:name="P71" style:family="paragraph" style:parent-style-name="Standard">
      <style:text-properties officeooo:paragraph-rsid="006d42a9"/>
    </style:style>
    <style:style style:name="P72" style:family="paragraph" style:parent-style-name="Standard">
      <style:text-properties officeooo:paragraph-rsid="00772d74"/>
    </style:style>
    <style:style style:name="P73" style:family="paragraph" style:parent-style-name="Standard">
      <style:text-properties officeooo:paragraph-rsid="0079b4e5"/>
    </style:style>
    <style:style style:name="P74" style:family="paragraph" style:parent-style-name="Standard">
      <style:text-properties officeooo:rsid="0088452a" officeooo:paragraph-rsid="0088452a"/>
    </style:style>
    <style:style style:name="P75" style:family="paragraph" style:parent-style-name="Standard">
      <style:text-properties officeooo:rsid="0088452a" officeooo:paragraph-rsid="008937a5"/>
    </style:style>
    <style:style style:name="P76" style:family="paragraph" style:parent-style-name="Standard">
      <style:text-properties officeooo:rsid="008936bb" officeooo:paragraph-rsid="008a8263"/>
    </style:style>
    <style:style style:name="P77" style:family="paragraph" style:parent-style-name="Standard">
      <style:text-properties officeooo:paragraph-rsid="0023dac8"/>
    </style:style>
    <style:style style:name="P78" style:family="paragraph" style:parent-style-name="Standard">
      <style:text-properties officeooo:rsid="009c946c" officeooo:paragraph-rsid="009c946c"/>
    </style:style>
    <style:style style:name="P79" style:family="paragraph" style:parent-style-name="Standard">
      <style:text-properties officeooo:paragraph-rsid="00a1cf0f"/>
    </style:style>
    <style:style style:name="P80" style:family="paragraph" style:parent-style-name="Standard">
      <style:text-properties officeooo:rsid="00a5c693" officeooo:paragraph-rsid="00a5c693" fo:background-color="#ffff00"/>
    </style:style>
    <style:style style:name="P81" style:family="paragraph" style:parent-style-name="Text_20_body">
      <style:text-properties officeooo:paragraph-rsid="004a1528"/>
    </style:style>
    <style:style style:name="P82" style:family="paragraph" style:parent-style-name="Text_20_body">
      <style:text-properties officeooo:paragraph-rsid="004b7f8a"/>
    </style:style>
    <style:style style:name="P83" style:family="paragraph" style:parent-style-name="Text_20_body">
      <style:text-properties fo:color="#000000" fo:font-size="12pt" fo:font-weight="normal" officeooo:rsid="004f62d9" officeooo:paragraph-rsid="004f62d9" style:font-size-asian="12pt" style:font-weight-asian="normal" style:font-size-complex="12pt" style:font-weight-complex="normal"/>
    </style:style>
    <style:style style:name="P84" style:family="paragraph" style:parent-style-name="Preformatted_20_Text">
      <style:text-properties officeooo:paragraph-rsid="009b8337"/>
    </style:style>
    <style:style style:name="P85" style:family="paragraph" style:parent-style-name="Preformatted_20_Text">
      <style:text-properties officeooo:paragraph-rsid="009f5c96"/>
    </style:style>
    <style:style style:name="P86" style:family="paragraph" style:parent-style-name="Preformatted_20_Text">
      <style:text-properties fo:color="#000000" officeooo:rsid="009f5c96" officeooo:paragraph-rsid="009f5c96"/>
    </style:style>
    <style:style style:name="P87" style:family="paragraph" style:parent-style-name="Preformatted_20_Text">
      <style:text-properties fo:color="#800000" fo:font-size="12pt" style:text-underline-style="none" fo:font-weight="normal" officeooo:rsid="0054e06a" officeooo:paragraph-rsid="00575318" style:font-size-asian="12pt" style:font-weight-asian="normal" style:font-size-complex="12pt" style:font-weight-complex="normal"/>
    </style:style>
    <style:style style:name="P88" style:family="paragraph" style:parent-style-name="Preformatted_20_Text">
      <style:text-properties fo:color="#800000" fo:font-size="12pt" style:text-underline-style="none" fo:font-weight="normal" officeooo:rsid="0054e06a" officeooo:paragraph-rsid="00a8c084" style:font-size-asian="12pt" style:font-weight-asian="normal" style:font-size-complex="12pt" style:font-weight-complex="normal"/>
    </style:style>
    <style:style style:name="P89" style:family="paragraph" style:parent-style-name="Preformatted_20_Text">
      <style:text-properties fo:color="#800000" fo:font-size="12pt" style:text-underline-style="none" fo:font-weight="normal" officeooo:rsid="0054e06a" officeooo:paragraph-rsid="00a8f720" style:font-size-asian="12pt" style:font-weight-asian="normal" style:font-size-complex="12pt" style:font-weight-complex="normal"/>
    </style:style>
    <style:style style:name="P90" style:family="paragraph" style:parent-style-name="Standard">
      <style:paragraph-properties fo:margin-left="0in" fo:margin-right="0in" fo:margin-top="0in" fo:margin-bottom="0in" loext:contextual-spacing="false" fo:text-indent="0in" style:auto-text-indent="false"/>
      <style:text-properties fo:color="#000000" fo:font-size="12pt" style:text-underline-style="none" fo:font-weight="normal" officeooo:rsid="0057450f" officeooo:paragraph-rsid="00a76e94" fo:background-color="#ffff00" style:font-size-asian="12pt" style:font-weight-asian="normal" style:font-size-complex="12pt" style:font-weight-complex="normal"/>
    </style:style>
    <style:style style:name="P91" style:family="paragraph" style:parent-style-name="Preformatted_20_Text">
      <style:paragraph-properties fo:margin-left="0in" fo:margin-right="0in" fo:margin-top="0in" fo:margin-bottom="0in" loext:contextual-spacing="false" fo:text-indent="0in" style:auto-text-indent="false"/>
    </style:style>
    <style:style style:name="P92" style:family="paragraph" style:parent-style-name="Preformatted_20_Text">
      <style:paragraph-properties fo:margin-left="0in" fo:margin-right="0in" fo:margin-top="0in" fo:margin-bottom="0in" loext:contextual-spacing="false" fo:text-indent="0in" style:auto-text-indent="false"/>
      <style:text-properties fo:color="#800000"/>
    </style:style>
    <style:style style:name="P93" style:family="paragraph" style:parent-style-name="Preformatted_20_Text">
      <style:paragraph-properties fo:margin-left="0in" fo:margin-right="0in" fo:margin-top="0in" fo:margin-bottom="0in" loext:contextual-spacing="false" fo:text-indent="0in" style:auto-text-indent="false"/>
      <style:text-properties fo:color="#800000" officeooo:paragraph-rsid="00a8c084"/>
    </style:style>
    <style:style style:name="P94" style:family="paragraph" style:parent-style-name="Preformatted_20_Text">
      <style:paragraph-properties fo:margin-left="0in" fo:margin-right="0in" fo:margin-top="0in" fo:margin-bottom="0in" loext:contextual-spacing="false" fo:text-indent="0in" style:auto-text-indent="false"/>
      <style:text-properties fo:color="#800000" officeooo:paragraph-rsid="00a8f720"/>
    </style:style>
    <style:style style:name="P95" style:family="paragraph" style:parent-style-name="Preformatted_20_Text">
      <style:paragraph-properties fo:margin-left="0in" fo:margin-right="0in" fo:margin-top="0in" fo:margin-bottom="0in" loext:contextual-spacing="false" fo:text-indent="0in" style:auto-text-indent="false"/>
      <style:text-properties officeooo:paragraph-rsid="00a8c084"/>
    </style:style>
    <style:style style:name="P96" style:family="paragraph" style:parent-style-name="Preformatted_20_Text">
      <style:paragraph-properties fo:margin-left="0in" fo:margin-right="0in" fo:margin-top="0in" fo:margin-bottom="0in" loext:contextual-spacing="false" fo:text-indent="0in" style:auto-text-indent="false"/>
      <style:text-properties officeooo:paragraph-rsid="00a8f720"/>
    </style:style>
    <style:style style:name="P97" style:family="paragraph" style:parent-style-name="Standard">
      <style:text-properties fo:color="#000000" fo:font-size="12pt" officeooo:rsid="002c335e" officeooo:paragraph-rsid="002a7182" style:font-size-asian="12pt" style:font-size-complex="12pt"/>
    </style:style>
    <style:style style:name="P98" style:family="paragraph" style:parent-style-name="Standard">
      <style:text-properties fo:color="#000000" fo:font-size="12pt" style:text-underline-style="none" fo:font-weight="normal" officeooo:rsid="0057450f" officeooo:paragraph-rsid="00a76e94" fo:background-color="#ffff00" style:font-size-asian="12pt" style:font-weight-asian="normal" style:font-size-complex="12pt" style:font-weight-complex="normal"/>
    </style:style>
    <style:style style:name="P99" style:family="paragraph" style:parent-style-name="Standard">
      <style:text-properties fo:color="#000000" fo:font-size="12pt" style:text-underline-style="none" fo:font-weight="normal" officeooo:rsid="00588220" officeooo:paragraph-rsid="00a8c084" fo:background-color="#ffff00" style:font-size-asian="12pt" style:font-weight-asian="normal" style:font-size-complex="12pt" style:font-weight-complex="normal"/>
    </style:style>
    <style:style style:name="P100" style:family="paragraph" style:parent-style-name="Standard">
      <style:text-properties fo:color="#000000" fo:font-size="12pt" style:text-underline-style="none" fo:font-weight="normal" officeooo:rsid="005efade" officeooo:paragraph-rsid="00a8f720" fo:background-color="#ffff00" style:font-size-asian="12pt" style:font-weight-asian="normal" style:font-size-complex="12pt" style:font-weight-complex="normal"/>
    </style:style>
    <style:style style:name="P101" style:family="paragraph" style:parent-style-name="Standard">
      <style:text-properties fo:color="#000000" fo:font-size="12pt" style:text-underline-style="none" fo:font-weight="normal" officeooo:rsid="0060e584" officeooo:paragraph-rsid="00a8f720" fo:background-color="#ffff00" style:font-size-asian="12pt" style:font-weight-asian="normal" style:font-size-complex="12pt" style:font-weight-complex="normal"/>
    </style:style>
    <style:style style:name="P102" style:family="paragraph" style:parent-style-name="Standard">
      <style:text-properties fo:color="#000000" officeooo:rsid="0070bbad" officeooo:paragraph-rsid="00acabe9"/>
    </style:style>
    <style:style style:name="P103" style:family="paragraph" style:parent-style-name="Standard">
      <style:text-properties fo:color="#000000" officeooo:rsid="005c51af" officeooo:paragraph-rsid="00acabe9"/>
    </style:style>
    <style:style style:name="P104" style:family="paragraph" style:parent-style-name="Standard">
      <style:text-properties fo:color="#000000" officeooo:rsid="007b7c4e" officeooo:paragraph-rsid="00af45e4"/>
    </style:style>
    <style:style style:name="P105" style:family="paragraph" style:parent-style-name="Standard">
      <style:text-properties fo:color="#000000" style:text-underline-style="none" officeooo:rsid="007f7f4e" officeooo:paragraph-rsid="00afb692"/>
    </style:style>
    <style:style style:name="P106" style:family="paragraph" style:parent-style-name="Standard">
      <style:text-properties fo:color="#000000" style:text-underline-style="none" officeooo:rsid="00b0e9ca" officeooo:paragraph-rsid="00b0e9ca"/>
    </style:style>
    <style:style style:name="P107" style:family="paragraph" style:parent-style-name="Standard">
      <style:text-properties officeooo:paragraph-rsid="00ab806f"/>
    </style:style>
    <style:style style:name="P108" style:family="paragraph" style:parent-style-name="Standard">
      <style:text-properties officeooo:paragraph-rsid="00acabe9"/>
    </style:style>
    <style:style style:name="P109" style:family="paragraph" style:parent-style-name="Standard">
      <style:text-properties officeooo:paragraph-rsid="00adcefd"/>
    </style:style>
    <style:style style:name="P110" style:family="paragraph" style:parent-style-name="Text_20_body">
      <style:text-properties officeooo:paragraph-rsid="00ad36d5"/>
    </style:style>
    <style:style style:name="P111" style:family="paragraph" style:parent-style-name="Preformatted_20_Text">
      <style:paragraph-properties fo:margin-left="0in" fo:margin-right="0in" fo:margin-top="0in" fo:margin-bottom="0in" loext:contextual-spacing="false" fo:text-indent="0in" style:auto-text-indent="false"/>
      <style:text-properties fo:color="#800000" officeooo:rsid="00586e60" officeooo:paragraph-rsid="00a8c084"/>
    </style:style>
    <style:style style:name="P112" style:family="paragraph" style:parent-style-name="Preformatted_20_Text">
      <style:paragraph-properties fo:margin-left="0in" fo:margin-right="0in" fo:margin-top="0in" fo:margin-bottom="0in" loext:contextual-spacing="false" fo:text-indent="0in" style:auto-text-indent="false"/>
      <style:text-properties fo:color="#800000" officeooo:rsid="00586e60" officeooo:paragraph-rsid="00a8f720"/>
    </style:style>
    <style:style style:name="T1" style:family="text">
      <style:text-properties officeooo:rsid="001afb30"/>
    </style:style>
    <style:style style:name="T2" style:family="text">
      <style:text-properties officeooo:rsid="001cc3ab"/>
    </style:style>
    <style:style style:name="T3" style:family="text">
      <style:text-properties officeooo:rsid="001e20f4"/>
    </style:style>
    <style:style style:name="T4" style:family="text">
      <style:text-properties officeooo:rsid="001e2466"/>
    </style:style>
    <style:style style:name="T5" style:family="text">
      <style:text-properties fo:color="#800000"/>
    </style:style>
    <style:style style:name="T6" style:family="text">
      <style:text-properties fo:color="#800000" officeooo:rsid="00586e60"/>
    </style:style>
    <style:style style:name="T7" style:family="text">
      <style:text-properties fo:color="#800000" officeooo:rsid="0059b1a9"/>
    </style:style>
    <style:style style:name="T8" style:family="text">
      <style:text-properties fo:color="#800000" officeooo:rsid="005efade"/>
    </style:style>
    <style:style style:name="T9" style:family="text">
      <style:text-properties fo:color="#800000" officeooo:rsid="005f7f8a"/>
    </style:style>
    <style:style style:name="T10" style:family="text">
      <style:text-properties fo:color="#800000" officeooo:rsid="006620c3"/>
    </style:style>
    <style:style style:name="T11" style:family="text">
      <style:text-properties fo:color="#800000" officeooo:rsid="0067cf42"/>
    </style:style>
    <style:style style:name="T12" style:family="text">
      <style:text-properties fo:color="#800000" officeooo:rsid="006a84d8"/>
    </style:style>
    <style:style style:name="T13" style:family="text">
      <style:text-properties fo:color="#800000" officeooo:rsid="006c4235"/>
    </style:style>
    <style:style style:name="T14" style:family="text">
      <style:text-properties fo:color="#800000" officeooo:rsid="006c790d"/>
    </style:style>
    <style:style style:name="T15" style:family="text">
      <style:text-properties fo:color="#800000" officeooo:rsid="006e4c34"/>
    </style:style>
    <style:style style:name="T16" style:family="text">
      <style:text-properties fo:color="#800000" officeooo:rsid="0072028f"/>
    </style:style>
    <style:style style:name="T17" style:family="text">
      <style:text-properties fo:color="#800000" officeooo:rsid="00725747"/>
    </style:style>
    <style:style style:name="T18" style:family="text">
      <style:text-properties fo:color="#800000" officeooo:rsid="0079e864"/>
    </style:style>
    <style:style style:name="T19" style:family="text">
      <style:text-properties fo:color="#800000" officeooo:rsid="007b7c4e"/>
    </style:style>
    <style:style style:name="T20" style:family="text">
      <style:text-properties fo:color="#000000"/>
    </style:style>
    <style:style style:name="T21" style:family="text">
      <style:text-properties fo:color="#000000" officeooo:rsid="002379ce"/>
    </style:style>
    <style:style style:name="T22" style:family="text">
      <style:text-properties fo:color="#000000" officeooo:rsid="001afb30"/>
    </style:style>
    <style:style style:name="T23" style:family="text">
      <style:text-properties fo:color="#000000" officeooo:rsid="0023dac8"/>
    </style:style>
    <style:style style:name="T24" style:family="text">
      <style:text-properties fo:color="#000000" officeooo:rsid="0024a10e"/>
    </style:style>
    <style:style style:name="T25" style:family="text">
      <style:text-properties fo:color="#000000" officeooo:rsid="0025d4ff"/>
    </style:style>
    <style:style style:name="T26" style:family="text">
      <style:text-properties fo:color="#000000" officeooo:rsid="00266ba1"/>
    </style:style>
    <style:style style:name="T27" style:family="text">
      <style:text-properties fo:color="#000000" officeooo:rsid="0028b7bb"/>
    </style:style>
    <style:style style:name="T28" style:family="text">
      <style:text-properties fo:color="#000000" fo:font-size="12pt" style:font-size-asian="12pt" style:font-size-complex="12pt"/>
    </style:style>
    <style:style style:name="T29" style:family="text">
      <style:text-properties fo:color="#000000" fo:font-size="12pt" officeooo:rsid="0028b7bb" style:font-size-asian="12pt" style:font-size-complex="12pt"/>
    </style:style>
    <style:style style:name="T30" style:family="text">
      <style:text-properties fo:color="#000000" fo:font-size="12pt" officeooo:rsid="0028e6f7" style:font-size-asian="12pt" style:font-size-complex="12pt"/>
    </style:style>
    <style:style style:name="T31" style:family="text">
      <style:text-properties fo:color="#000000" fo:font-size="12pt" officeooo:rsid="001e20f4" style:font-size-asian="12pt" style:font-size-complex="12pt"/>
    </style:style>
    <style:style style:name="T32" style:family="text">
      <style:text-properties fo:color="#000000" fo:font-size="12pt" officeooo:rsid="002a7182" style:font-size-asian="12pt" style:font-size-complex="12pt"/>
    </style:style>
    <style:style style:name="T33" style:family="text">
      <style:text-properties fo:color="#000000" fo:font-size="12pt" officeooo:rsid="002c335e" style:font-size-asian="12pt" style:font-size-complex="12pt"/>
    </style:style>
    <style:style style:name="T34" style:family="text">
      <style:text-properties fo:color="#000000" fo:font-size="12pt" officeooo:rsid="002d7f56" style:font-size-asian="12pt" style:font-size-complex="12pt"/>
    </style:style>
    <style:style style:name="T35" style:family="text">
      <style:text-properties fo:color="#000000" fo:font-size="12pt" officeooo:rsid="002f3d7f" style:font-size-asian="12pt" style:font-size-complex="12pt"/>
    </style:style>
    <style:style style:name="T36" style:family="text">
      <style:text-properties fo:color="#000000" fo:font-size="12pt" officeooo:rsid="00302823" style:font-size-asian="12pt" style:font-size-complex="12pt"/>
    </style:style>
    <style:style style:name="T37" style:family="text">
      <style:text-properties fo:color="#000000" fo:font-size="12pt" officeooo:rsid="0031cbe8" style:font-size-asian="12pt" style:font-size-complex="12pt"/>
    </style:style>
    <style:style style:name="T38" style:family="text">
      <style:text-properties fo:color="#000000" fo:font-size="12pt" officeooo:rsid="0031d2f7" style:font-size-asian="12pt" style:font-size-complex="12pt"/>
    </style:style>
    <style:style style:name="T39" style:family="text">
      <style:text-properties fo:color="#000000" fo:font-size="12pt" officeooo:rsid="0031ee73" style:font-size-asian="12pt" style:font-size-complex="12pt"/>
    </style:style>
    <style:style style:name="T40" style:family="text">
      <style:text-properties fo:color="#000000" fo:font-size="12pt" officeooo:rsid="003306dc" style:font-size-asian="12pt" style:font-size-complex="12pt"/>
    </style:style>
    <style:style style:name="T41" style:family="text">
      <style:text-properties fo:color="#000000" fo:font-size="12pt" officeooo:rsid="0034bb7a" style:font-size-asian="12pt" style:font-size-complex="12pt"/>
    </style:style>
    <style:style style:name="T42" style:family="text">
      <style:text-properties fo:color="#000000" fo:font-size="12pt" officeooo:rsid="0034d3d6" style:font-size-asian="12pt" style:font-size-complex="12pt"/>
    </style:style>
    <style:style style:name="T43" style:family="text">
      <style:text-properties fo:color="#000000" fo:font-size="12pt" officeooo:rsid="00359c66" style:font-size-asian="12pt" style:font-size-complex="12pt"/>
    </style:style>
    <style:style style:name="T44" style:family="text">
      <style:text-properties fo:color="#000000" fo:font-size="12pt" officeooo:rsid="00379956" style:font-size-asian="12pt" style:font-size-complex="12pt"/>
    </style:style>
    <style:style style:name="T45" style:family="text">
      <style:text-properties fo:color="#000000" fo:font-size="12pt" officeooo:rsid="00386fa6" style:font-size-asian="12pt" style:font-size-complex="12pt"/>
    </style:style>
    <style:style style:name="T46" style:family="text">
      <style:text-properties fo:color="#000000" fo:font-size="12pt" officeooo:rsid="0038afd3" style:font-size-asian="12pt" style:font-size-complex="12pt"/>
    </style:style>
    <style:style style:name="T47" style:family="text">
      <style:text-properties fo:color="#000000" fo:font-size="12pt" officeooo:rsid="0039940f" style:font-size-asian="12pt" style:font-size-complex="12pt"/>
    </style:style>
    <style:style style:name="T48" style:family="text">
      <style:text-properties fo:color="#000000" fo:font-size="12pt" officeooo:rsid="003b5dfa" style:font-size-asian="12pt" style:font-size-complex="12pt"/>
    </style:style>
    <style:style style:name="T49" style:family="text">
      <style:text-properties fo:color="#000000" fo:font-size="12pt" officeooo:rsid="003b938f" style:font-size-asian="12pt" style:font-size-complex="12pt"/>
    </style:style>
    <style:style style:name="T50" style:family="text">
      <style:text-properties fo:color="#000000" fo:font-size="12pt" officeooo:rsid="003d9204" style:font-size-asian="12pt" style:font-size-complex="12pt"/>
    </style:style>
    <style:style style:name="T51" style:family="text">
      <style:text-properties fo:color="#000000" fo:font-size="12pt" officeooo:rsid="003f296d" style:font-size-asian="12pt" style:font-size-complex="12pt"/>
    </style:style>
    <style:style style:name="T52" style:family="text">
      <style:text-properties fo:color="#000000" fo:font-size="12pt" officeooo:rsid="00410bee" style:font-size-asian="12pt" style:font-size-complex="12pt"/>
    </style:style>
    <style:style style:name="T53" style:family="text">
      <style:text-properties fo:color="#000000" fo:font-size="12pt" officeooo:rsid="004f62d9" style:font-size-asian="12pt" style:font-size-complex="12pt"/>
    </style:style>
    <style:style style:name="T54" style:family="text">
      <style:text-properties fo:color="#000000" fo:font-size="12pt" officeooo:rsid="00a1cf0f" style:font-size-asian="12pt" style:font-size-complex="12pt"/>
    </style:style>
    <style:style style:name="T55" style:family="text">
      <style:text-properties fo:color="#000000" fo:font-size="12pt" officeooo:rsid="00ad36d5" style:font-size-asian="12pt" style:font-size-complex="12pt"/>
    </style:style>
    <style:style style:name="T56" style:family="text">
      <style:text-properties fo:color="#000000" fo:font-size="12pt" style:text-underline-style="none" officeooo:rsid="00410bee" style:font-size-asian="12pt" style:font-size-complex="12pt"/>
    </style:style>
    <style:style style:name="T57" style:family="text">
      <style:text-properties fo:color="#000000" fo:font-size="12pt" style:text-underline-style="none" officeooo:rsid="00411f9b" style:font-size-asian="12pt" style:font-size-complex="12pt"/>
    </style:style>
    <style:style style:name="T58" style:family="text">
      <style:text-properties fo:color="#000000" fo:font-size="12pt" style:text-underline-style="none" officeooo:rsid="0042f995" style:font-size-asian="12pt" style:font-size-complex="12pt"/>
    </style:style>
    <style:style style:name="T59" style:family="text">
      <style:text-properties fo:color="#000000" fo:font-size="12pt" style:text-underline-style="none" officeooo:rsid="0044af3c" style:font-size-asian="12pt" style:font-size-complex="12pt"/>
    </style:style>
    <style:style style:name="T60" style:family="text">
      <style:text-properties fo:color="#000000" fo:font-size="12pt" style:text-underline-style="none" officeooo:rsid="0045824f" style:font-size-asian="12pt" style:font-size-complex="12pt"/>
    </style:style>
    <style:style style:name="T61" style:family="text">
      <style:text-properties fo:color="#000000" fo:font-size="12pt" style:text-underline-style="none" officeooo:rsid="002c335e" style:font-size-asian="12pt" style:font-size-complex="12pt"/>
    </style:style>
    <style:style style:name="T62" style:family="text">
      <style:text-properties fo:color="#000000" fo:font-size="12pt" style:text-underline-style="none" officeooo:rsid="0046ea53" style:font-size-asian="12pt" style:font-size-complex="12pt"/>
    </style:style>
    <style:style style:name="T63" style:family="text">
      <style:text-properties fo:color="#000000" fo:font-size="12pt" style:text-underline-style="none" officeooo:rsid="00481b1b" style:font-size-asian="12pt" style:font-size-complex="12pt"/>
    </style:style>
    <style:style style:name="T64" style:family="text">
      <style:text-properties fo:color="#000000" fo:font-size="12pt" style:text-underline-style="none" fo:font-weight="normal" officeooo:rsid="002c335e" style:font-size-asian="12pt" style:font-weight-asian="normal" style:font-size-complex="12pt" style:font-weight-complex="normal"/>
    </style:style>
    <style:style style:name="T65" style:family="text">
      <style:text-properties fo:color="#000000" fo:font-size="12pt" style:text-underline-style="none" fo:font-weight="normal" officeooo:rsid="0050f04b" style:font-size-asian="12pt" style:font-weight-asian="normal" style:font-size-complex="12pt" style:font-weight-complex="normal"/>
    </style:style>
    <style:style style:name="T66" style:family="text">
      <style:text-properties fo:color="#000000" fo:font-size="12pt" style:text-underline-style="none" fo:font-weight="normal" officeooo:rsid="0054e06a" style:font-size-asian="12pt" style:font-weight-asian="normal" style:font-size-complex="12pt" style:font-weight-complex="normal"/>
    </style:style>
    <style:style style:name="T67" style:family="text">
      <style:text-properties fo:color="#000000" fo:font-size="12pt" style:text-underline-style="none" fo:font-weight="normal" officeooo:rsid="0057a4d5" style:font-size-asian="12pt" style:font-weight-asian="normal" style:font-size-complex="12pt" style:font-weight-complex="normal"/>
    </style:style>
    <style:style style:name="T68" style:family="text">
      <style:text-properties fo:color="#000000" fo:font-size="12pt" fo:font-weight="normal" officeooo:rsid="001e20f4" style:font-size-asian="12pt" style:font-weight-asian="normal" style:font-size-complex="12pt" style:font-weight-complex="normal"/>
    </style:style>
    <style:style style:name="T69" style:family="text">
      <style:text-properties fo:color="#000000" fo:font-size="12pt" fo:font-weight="normal" officeooo:rsid="004f62d9" style:font-size-asian="12pt" style:font-weight-asian="normal" style:font-size-complex="12pt" style:font-weight-complex="normal"/>
    </style:style>
    <style:style style:name="T70" style:family="text">
      <style:text-properties fo:color="#000000" fo:font-size="12pt" fo:font-weight="normal" officeooo:rsid="00ad36d5" style:font-size-asian="12pt" style:font-weight-asian="normal" style:font-size-complex="12pt" style:font-weight-complex="normal"/>
    </style:style>
    <style:style style:name="T71" style:family="text">
      <style:text-properties fo:color="#000000" fo:font-size="12pt" fo:font-weight="bold" officeooo:rsid="0028b7bb" style:font-size-asian="12pt" style:font-weight-asian="bold" style:font-size-complex="12pt" style:font-weight-complex="bold"/>
    </style:style>
    <style:style style:name="T72" style:family="text">
      <style:text-properties fo:color="#000000" fo:font-size="12pt" fo:font-weight="bold" officeooo:rsid="00a054b5" style:font-size-asian="12pt" style:font-weight-asian="bold" style:font-size-complex="12pt" style:font-weight-complex="bold"/>
    </style:style>
    <style:style style:name="T73" style:family="text">
      <style:text-properties fo:color="#000000" officeooo:rsid="00586e60"/>
    </style:style>
    <style:style style:name="T74" style:family="text">
      <style:text-properties fo:color="#000000" officeooo:rsid="00588220"/>
    </style:style>
    <style:style style:name="T75" style:family="text">
      <style:text-properties fo:color="#000000" officeooo:rsid="0059b1a9"/>
    </style:style>
    <style:style style:name="T76" style:family="text">
      <style:text-properties fo:color="#000000" officeooo:rsid="0059b1ae"/>
    </style:style>
    <style:style style:name="T77" style:family="text">
      <style:text-properties fo:color="#000000" officeooo:rsid="005c51af"/>
    </style:style>
    <style:style style:name="T78" style:family="text">
      <style:text-properties fo:color="#000000" officeooo:rsid="005e0bb5"/>
    </style:style>
    <style:style style:name="T79" style:family="text">
      <style:text-properties fo:color="#000000" officeooo:rsid="005efade"/>
    </style:style>
    <style:style style:name="T80" style:family="text">
      <style:text-properties fo:color="#000000" officeooo:rsid="005f7f8a"/>
    </style:style>
    <style:style style:name="T81" style:family="text">
      <style:text-properties fo:color="#000000" officeooo:rsid="0060e584"/>
    </style:style>
    <style:style style:name="T82" style:family="text">
      <style:text-properties fo:color="#000000" officeooo:rsid="0062b2a3"/>
    </style:style>
    <style:style style:name="T83" style:family="text">
      <style:text-properties fo:color="#000000" officeooo:rsid="006620c3"/>
    </style:style>
    <style:style style:name="T84" style:family="text">
      <style:text-properties fo:color="#000000" style:text-underline-style="none" officeooo:rsid="0064550d"/>
    </style:style>
    <style:style style:name="T85" style:family="text">
      <style:text-properties fo:color="#000000" style:text-underline-style="none" officeooo:rsid="006620c3"/>
    </style:style>
    <style:style style:name="T86" style:family="text">
      <style:text-properties fo:color="#000000" style:text-underline-style="none" officeooo:rsid="0067cf42"/>
    </style:style>
    <style:style style:name="T87" style:family="text">
      <style:text-properties fo:color="#000000" style:text-underline-style="none" officeooo:rsid="0079b4e5"/>
    </style:style>
    <style:style style:name="T88" style:family="text">
      <style:text-properties fo:color="#000000" officeooo:rsid="0067cf42"/>
    </style:style>
    <style:style style:name="T89" style:family="text">
      <style:text-properties fo:color="#000000" officeooo:rsid="006838b2"/>
    </style:style>
    <style:style style:name="T90" style:family="text">
      <style:text-properties fo:color="#000000" officeooo:rsid="0069daaf"/>
    </style:style>
    <style:style style:name="T91" style:family="text">
      <style:text-properties fo:color="#000000" officeooo:rsid="006a261b"/>
    </style:style>
    <style:style style:name="T92" style:family="text">
      <style:text-properties fo:color="#000000" officeooo:rsid="006c4235"/>
    </style:style>
    <style:style style:name="T93" style:family="text">
      <style:text-properties fo:color="#000000" officeooo:rsid="006ae6b7"/>
    </style:style>
    <style:style style:name="T94" style:family="text">
      <style:text-properties fo:color="#000000" officeooo:rsid="006c790d"/>
    </style:style>
    <style:style style:name="T95" style:family="text">
      <style:text-properties fo:color="#000000" officeooo:rsid="006d42a9"/>
    </style:style>
    <style:style style:name="T96" style:family="text">
      <style:text-properties fo:color="#000000" officeooo:rsid="006f05e8"/>
    </style:style>
    <style:style style:name="T97" style:family="text">
      <style:text-properties fo:color="#000000" officeooo:rsid="006f24d5"/>
    </style:style>
    <style:style style:name="T98" style:family="text">
      <style:text-properties fo:color="#000000" officeooo:rsid="0070bbad"/>
    </style:style>
    <style:style style:name="T99" style:family="text">
      <style:text-properties fo:color="#000000" officeooo:rsid="006f24d5" fo:background-color="#ff3399" loext:char-shading-value="0"/>
    </style:style>
    <style:style style:name="T100" style:family="text">
      <style:text-properties fo:color="#000000" officeooo:rsid="0070bbad" fo:background-color="#ff3399" loext:char-shading-value="0"/>
    </style:style>
    <style:style style:name="T101" style:family="text">
      <style:text-properties fo:color="#000000" officeooo:rsid="0072028f"/>
    </style:style>
    <style:style style:name="T102" style:family="text">
      <style:text-properties fo:color="#000000" officeooo:rsid="00725747"/>
    </style:style>
    <style:style style:name="T103" style:family="text">
      <style:text-properties fo:color="#000000" officeooo:rsid="0073715c"/>
    </style:style>
    <style:style style:name="T104" style:family="text">
      <style:text-properties fo:color="#000000" officeooo:rsid="0074f8c9"/>
    </style:style>
    <style:style style:name="T105" style:family="text">
      <style:text-properties fo:color="#000000" officeooo:rsid="007556b3"/>
    </style:style>
    <style:style style:name="T106" style:family="text">
      <style:text-properties fo:color="#000000" officeooo:rsid="00772d74"/>
    </style:style>
    <style:style style:name="T107" style:family="text">
      <style:text-properties fo:color="#000000" officeooo:rsid="007884c7"/>
    </style:style>
    <style:style style:name="T108" style:family="text">
      <style:text-properties fo:color="#000000" officeooo:rsid="007b7c4e"/>
    </style:style>
    <style:style style:name="T109" style:family="text">
      <style:text-properties fo:color="#000000" officeooo:rsid="007c8919"/>
    </style:style>
    <style:style style:name="T110" style:family="text">
      <style:text-properties fo:color="#000000" officeooo:rsid="007e4881"/>
    </style:style>
    <style:style style:name="T111" style:family="text">
      <style:text-properties fo:color="#000000" officeooo:rsid="007f7f4e"/>
    </style:style>
    <style:style style:name="T112" style:family="text">
      <style:text-properties fo:color="#000000" officeooo:rsid="009f5c96"/>
    </style:style>
    <style:style style:name="T113" style:family="text">
      <style:text-properties fo:color="#000000" officeooo:rsid="00a054b5"/>
    </style:style>
    <style:style style:name="T114" style:family="text">
      <style:text-properties fo:color="#000000" officeooo:rsid="00a76e94"/>
    </style:style>
    <style:style style:name="T115" style:family="text">
      <style:text-properties fo:color="#000000" officeooo:rsid="00ab806f"/>
    </style:style>
    <style:style style:name="T116" style:family="text">
      <style:text-properties fo:color="#000000" officeooo:rsid="00acabe9"/>
    </style:style>
    <style:style style:name="T117" style:family="text">
      <style:text-properties fo:color="#000000" officeooo:rsid="00adcefd"/>
    </style:style>
    <style:style style:name="T118" style:family="text">
      <style:text-properties officeooo:rsid="004a1528"/>
    </style:style>
    <style:style style:name="T119" style:family="text">
      <style:text-properties officeooo:rsid="004b7f8a"/>
    </style:style>
    <style:style style:name="T120" style:family="text">
      <style:text-properties officeooo:rsid="004df6c2"/>
    </style:style>
    <style:style style:name="T121" style:family="text">
      <style:text-properties officeooo:rsid="0052a335"/>
    </style:style>
    <style:style style:name="T122" style:family="text">
      <style:text-properties officeooo:rsid="0053159e"/>
    </style:style>
    <style:style style:name="T123" style:family="text">
      <style:text-properties officeooo:rsid="0057450f"/>
    </style:style>
    <style:style style:name="T124" style:family="text">
      <style:text-properties officeooo:rsid="0080eea3"/>
    </style:style>
    <style:style style:name="T125" style:family="text">
      <style:text-properties officeooo:rsid="007b7c4e"/>
    </style:style>
    <style:style style:name="T126" style:family="text">
      <style:text-properties officeooo:rsid="0083d6ac"/>
    </style:style>
    <style:style style:name="T127" style:family="text">
      <style:text-properties officeooo:rsid="00854418"/>
    </style:style>
    <style:style style:name="T128" style:family="text">
      <style:text-properties officeooo:rsid="008936bb"/>
    </style:style>
    <style:style style:name="T129" style:family="text">
      <style:text-properties officeooo:rsid="008b8c37"/>
    </style:style>
    <style:style style:name="T130" style:family="text">
      <style:text-properties officeooo:rsid="008d5d0e"/>
    </style:style>
    <style:style style:name="T131" style:family="text">
      <style:text-properties officeooo:rsid="00907dd4"/>
    </style:style>
    <style:style style:name="T132" style:family="text">
      <style:text-properties officeooo:rsid="009b8337"/>
    </style:style>
    <style:style style:name="T133" style:family="text">
      <style:text-properties officeooo:rsid="00a584b4"/>
    </style:style>
    <style:style style:name="T134" style:family="text">
      <style:text-properties officeooo:rsid="00ab3be9"/>
    </style:style>
    <style:style style:name="T135" style:family="text">
      <style:text-properties officeooo:rsid="00acabe9"/>
    </style:style>
    <style:style style:name="T136" style:family="text">
      <style:text-properties officeooo:rsid="00af45e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5.1. Project overview</text:p>
      <text:p text:style-name="P74"/>
      <text:p text:style-name="P74"><text:tab/>In planning of the composition of project code, we have somewhat separated the sections responsible for downloading data, from those managing the dataset and modeling and running experiments.</text:p>
      <text:p text:style-name="P74"/>
      <text:p text:style-name="P75"><text:tab/><text:span text:style-name="T128">Downloader is tasked to download images from Google Street View API from the initial dataset of edges and nodes mentioned in \ref[ch3_initial_dataset]. Segment object works as a unit holding information about edge and its corresponding images and score. See \ref[ch5_downloader].</text:span></text:p>
      <text:p text:style-name="P1"/>
      <text:p text:style-name="P11"><text:tab/><text:span text:style-name="T129">However for later working with data, we have created a DatasetHandler which contains all the necessary functions. See \ref[ch5_dataset_handler].</text:span></text:p>
      <text:p text:style-name="P11"/>
      <text:p text:style-name="P12"><text:tab/><text:span text:style-name="T130">To run more instances of models and later evaluate them, we have chosen to build individual experiments from custom written setting files in \ref[ch5_settings]. Experiment Runner provides the common framework for all these more complicated computations in \ref[ch5_experiment_runner]. </text:span>I<text:span text:style-name="T131">n Settings folder we hold setting files defining each experiment.</text:span></text:p>
      <text:p text:style-name="P12"/>
      <text:p text:style-name="P12"><text:tab/><text:span text:style-name="T131">FIG [Project structure overview] Project structure in a schema.</text:span></text:p>
      <text:p text:style-name="P1"/>
      <text:p text:style-name="P76">\label[ch5_downloader]</text:p>
      <text:p text:style-name="P1">5.3. Downloader</text:p>
      <text:p text:style-name="P2"><text:tab/>The Downloader is the main method of acquiring <text:span text:style-name="T2">imagery data and preparation of dataset. It first creates necessary folders according to the directory path and custom name we provide it with.</text:span></text:p>
      <text:p text:style-name="P2"><text:tab/><text:span text:style-name="T3">Defaults.py contains default settings for the downloader, such as default number of times the code should try downloading each image and internal codes with which to mark unsuccessfully downloaded segments. Besides these internal representation settings, it also controls the pixel size of downloaded images.</text:span></text:p>
      <text:p text:style-name="P2"/>
      <text:p text:style-name="P13"><text:span text:style-name="T1"><text:tab/></text:span>[code: run download code sample]</text:p>
      <text:p text:style-name="P84">\lstinputlisting[caption={RunDownloader -&gt; <text:span text:style-name="T132">RunDownload</text:span>}]{5.3._downloader.py}</text:p>
      <text:p text:style-name="P2"/>
      <text:p text:style-name="P2"><text:tab/><text:span text:style-name="T4">Downloading procedure is initiated in RunDownload() method, which parses node and edge data in provided GeoJSON files and build an array of Segments.</text:span></text:p>
      <text:p text:style-name="P13"><text:span text:style-name="T1"><text:tab/>For each segment in this array, we generate list of images to download. Long segments will be split by interpolating the start and end location to create smaller edge sections. We generate a url link an shape corresponding to Google Street View API discussed in </text:span><text:span text:style-name="T5">\ref</text:span><text:span text:style-name="T20">[6_google_api] </text:span><text:span text:style-name="T21">alongside with unique </text:span><text:span text:style-name="T20"><text:s/></text:span><text:span text:style-name="T21">file name.</text:span></text:p>
      <text:p text:style-name="P17"/>
      <text:p text:style-name="P77"><text:span text:style-name="T21"><text:tab/>[fig: exact </text:span><text:span text:style-name="T22">Google Street View API</text:span><text:span text:style-name="T21"> </text:span><text:span text:style-name="T23">url we need to gen</text:span><text:span text:style-name="T21">]</text:span></text:p>
      <text:p text:style-name="P78"><text:a xlink:type="simple" xlink:href="http://maps.googleapis.com/maps/api/streetview" text:style-name="Internet_20_link" text:visited-style-name="Visited_20_Internet_20_Link">http://maps.googleapis.com/maps/api/streetview</text:a><text:span text:style-name="T21">?size=600x400&amp;location=&lt;lat&gt;,&lt;long&gt;&amp;heading=&lt;angle from north&gt;&amp;key=&lt;api&gt;</text:span></text:p>
      <text:p text:style-name="P14"><text:span text:style-name="T21"><text:tab/>[</text:span><text:span text:style-name="T24">code</text:span><text:span text:style-name="T21">: </text:span><text:span text:style-name="T24">optionally, code to break down long segment into smaller bits</text:span><text:span text:style-name="T21">]</text:span></text:p>
      <text:p text:style-name="P85"><text:span text:style-name="T21">\lstinputlisting{</text:span><text:span text:style-name="T112">5.3._break_down_long_edge.py</text:span><text:span text:style-name="T21">}</text:span></text:p>
      <text:p text:style-name="P86">[Break down long edges] Code segment which breaks down long edges and generates lists of urls and filenames Segment.getGoogleViewUrls().</text:p>
      <text:p text:style-name="P18"/>
      <text:p text:style-name="P14"><text:span text:style-name="T21"><text:tab/></text:span><text:span text:style-name="T25">One by one we try to download </text:span><text:span text:style-name="T26">each of these images, marking segments with error flag, if we were unable to access them. The code attempts to retry each request for default number of times, to prevent temporary instability of network to hinder the downloading process.</text:span></text:p>
      <text:p text:style-name="P14"><text:span text:style-name="T26"><text:tab/>We also check for invalid images in </text:span>areas<text:span text:style-name="T26"> where Google Street View doesn’t </text:span><text:span text:style-name="T27">have any data available </text:span><text:span text:style-name="T113">(see Figure \ref[ch5_no_imagery])</text:span><text:span text:style-name="T27">.</text:span></text:p>
      <text:p text:style-name="P19"/>
      <text:p text:style-name="P79"><text:soft-page-break/><text:span text:style-name="T27"><text:tab/></text:span><text:span text:style-name="T29">[fig </text:span><text:span text:style-name="T71"><text:s/></text:span><text:span text:style-name="T72">ch5_no_imagery </text:span><text:span text:style-name="T29">: <text:s/></text:span><text:span text:style-name="T54">[No imagery available on Google Street View] Location outside of streets with available photographic imagery.</text:span><text:span text:style-name="T29"> ]</text:span></text:p>
      <text:p text:style-name="P20"/>
      <text:p text:style-name="P14"><text:span text:style-name="T29"><text:tab/>Eventually we </text:span><text:span text:style-name="T30">save the pickled array into file for further processing. Folder structure is as follows in Figure \ref[ch5_folder_struct]</text:span></text:p>
      <text:p text:style-name="P21"/>
      <text:p text:style-name="P22"><text:tab/>[fig ch5_folder_struct: dataset_dir / images / … and .dump]</text:p>
      <text:p text:style-name="P32"><text:span text:style-name="T133">dataset folder: </text:span>5556x_reslen20_299px/</text:p>
      <text:p text:style-name="P32">SegmentsData.dump</text:p>
      <text:p text:style-name="P33">images/<text:span text:style-name="T133">0000_0.jpg</text:span></text:p>
      <text:p text:style-name="P33">images/<text:span text:style-name="T133">0000_1.jpg</text:span></text:p>
      <text:p text:style-name="P33">…</text:p>
      <text:p text:style-name="P33">images/<text:span text:style-name="T133">5546_5.jpg</text:span></text:p>
      <text:p text:style-name="P22"/>
      <text:p text:style-name="P15"><text:span text:style-name="T30"><text:tab/></text:span><text:span text:style-name="T31">[code: run </text:span><text:span text:style-name="T32">check</text:span><text:span text:style-name="T31"> code sample]</text:span></text:p>
      <text:p text:style-name="Preformatted_20_Text">\lstinputlisting[caption={RunDownloader -&gt; RunCheck}]{5.3._downloader_check.py}</text:p>
      <text:p text:style-name="P23"/>
      <text:p text:style-name="P15"><text:span text:style-name="T31"><text:tab/></text:span><text:span text:style-name="T32">Function RunCheck() allows us to load previously downloaded Segments file and check for </text:span><text:span text:style-name="T33">erroneous</text:span><text:span text:style-name="T32"> </text:span><text:span text:style-name="T33">data – for example in case of sudden network failure we can download only the missing files and then save the fixed Segments file.</text:span></text:p>
      <text:p text:style-name="P26"/>
      <text:p text:style-name="P80"><text:span text:style-name="T33">D</text:span><text:span text:style-name="T28">ONE TILL HERE ----------------------------------------------------------------------------------------------</text:span></text:p>
      <text:p text:style-name="P26"/>
      <text:p text:style-name="P3"><text:span text:style-name="T33">5.</text:span><text:span text:style-name="T34">4</text:span><text:span text:style-name="T33">. </text:span><text:span text:style-name="T34">OSM Marker</text:span></text:p>
      <text:p text:style-name="P28"/>
      <text:p text:style-name="P4"><text:span text:style-name="T34"><text:tab/></text:span><text:span text:style-name="T35">Our code </text:span><text:span text:style-name="T36">works</text:span><text:span text:style-name="T35"> with data downloaded from Open Street Map</text:span><text:span text:style-name="T36">s to estimate what is the neighborhood of each segment. We have downloaded the .osm data file </text:span><text:span text:style-name="T37">of corresponding location </text:span><text:span text:style-name="T36">and exported it </text:span><text:span text:style-name="T38">into a PostgreSQL database following commands represented in code </text:span><text:span text:style-name="T30">ch5_</text:span><text:span text:style-name="T38">osm_convert_to_db.</text:span></text:p>
      <text:p text:style-name="P29"/>
      <text:p text:style-name="P5"><text:span text:style-name="T38"><text:tab/></text:span><text:span text:style-name="T31">[code </text:span><text:span text:style-name="T30">ch5_</text:span><text:span text:style-name="T38">osm_convert_to_db</text:span><text:span text:style-name="T31">: </text:span><text:span text:style-name="T39">download /osm and convert it to db</text:span><text:span text:style-name="T31">]</text:span></text:p>
      <text:p text:style-name="P24"/>
      <text:p text:style-name="P6"><text:span text:style-name="T31"><text:tab/></text:span><text:span text:style-name="T40">Having a <text:s/></text:span><text:span text:style-name="T38">PostgreSQL </text:span><text:span text:style-name="T40">database is advantageous, because it allows us sending repeated queries to database of objects with geographical location while using PostgreSQL macros and functions </text:span><text:span text:style-name="T41">for getting distance and intersections between areas. PostgreSQL database has hierarchical structure of data storage which is necessary for fast data access. </text:span><text:span text:style-name="T42">Our python code can access this database with simple queries and then process its responses.</text:span></text:p>
      <text:p text:style-name="P30"/>
      <text:p text:style-name="P7"><text:span text:style-name="T42"><text:tab/></text:span><text:span text:style-name="T31">[code: </text:span><text:span text:style-name="T43">osm marker code</text:span><text:span text:style-name="T31">]</text:span></text:p>
      <text:p text:style-name="P25"/>
      <text:p text:style-name="P7"><text:span text:style-name="T31"><text:tab/></text:span><text:span text:style-name="T44">The code load array of Segments and one by one accesses all the distinct locations stored in each Segment. </text:span><text:span text:style-name="T45">This could be only two locations for segments too short to be broken down, or more if the original segment was split. </text:span><text:span text:style-name="T46">Minimally these are the starting and the ending locations of the segment.</text:span></text:p>
      <text:p text:style-name="P8"><text:span text:style-name="T46"><text:tab/></text:span><text:span text:style-name="T47">We generate a SQL command, </text:span><text:span text:style-name="T48">which targets particular columns which we chose to observe and also filters the data with “WHERE” clause for objects in distance smaller than chosen radius from segments location.</text:span></text:p>
      <text:p text:style-name="P8"><text:span text:style-name="T48"><text:tab/></text:span><text:span text:style-name="T49">OSM data we imported into PostgreSQL database takes structure of four tables </text:span><text:span text:style-name="T50">representing “point”, “line”, “polyline” </text:span><text:span text:style-name="T51">and “road” objects. </text:span><text:span text:style-name="T52">We look into each of these tables and combine the results.</text:span></text:p>
      <text:p text:style-name="P8"><text:soft-page-break/><text:span text:style-name="T52"><text:tab/></text:span><text:span text:style-name="T56">Res</text:span><text:span text:style-name="T57">ult of query gives us list of rows, each representing one object in vicinity of our location and columns containing attributes. We can produce a “attribute=value” pair from the values in each row alongside with the count of their occurrences.</text:span></text:p>
      <text:p text:style-name="P16"><text:span text:style-name="T57"><text:tab/></text:span><text:span text:style-name="T58">Final neighborhood vector counts all these occurrences in fixed positions as was discussed in </text:span><text:span text:style-name="T59">\ref[ch3_osm_vector].</text:span></text:p>
      <text:p text:style-name="P16"><text:span text:style-name="T59"><text:tab/></text:span><text:span text:style-name="T60">Each segment stores multiple neighborhood vectors, one for each distinct location. Marked array of Segments is saved into pickled .dump file. We can store multiple versions of these files, each with different radius setting, while reusing all the downloaded images.</text:span></text:p>
      <text:p text:style-name="P27"/>
      <text:p text:style-name="P31">\label[ch5_dataset_handler]</text:p>
      <text:p text:style-name="P9"><text:span text:style-name="T61">5.</text:span><text:span text:style-name="T62">5</text:span><text:span text:style-name="T61">. </text:span><text:span text:style-name="T62">DatasetHandler</text:span></text:p>
      <text:p text:style-name="P34"/>
      <text:p text:style-name="P9"><text:span text:style-name="T62"><text:tab/></text:span><text:span text:style-name="T63">DatasetObject is a structure shielding us from low level manipulation with the segments stored in .dump file, which can then remain unchanged and be reused for many experiments.</text:span></text:p>
      <text:p text:style-name="Text_20_body"><text:tab/>Figure \ref[<text:span text:style-name="T118">*1</text:span>] <text:span text:style-name="T118">shows us the structure of DatasetObject, with its most important functions and variables exposed.</text:span></text:p>
      <text:p text:style-name="P81"><text:tab/><text:span text:style-name="T118">[Figure *1]</text:span></text:p>
      <text:p text:style-name="P82"><text:tab/><text:span text:style-name="T119">Dataset is initialized by reading a SegmentsData.dump file, however it stores data in its own four internal arrays. These are: list of urls to images, labels marking the scores, OSM vectors if we have loaded a marked Segments file and unique IDs of original segments. Note that we are not directly loading all the images yet, rather we are keeping only their filenames. We can access the images when necessary, saving us from wasteful memory allocation.</text:span></text:p>
      <text:p text:style-name="P82"><text:tab/><text:span text:style-name="T120">We also provide multiple getter functions which split data into training and validation datasets for the purpose of testing experiments. Each model type will require access to different data – image only model will for example omit all the OSM neighborhood vectors.</text:span></text:p>
      <text:p text:style-name="P110"><text:tab/><text:span text:style-name="T31">[code: </text:span><text:span text:style-name="T53">5.5 code</text:span><text:span text:style-name="T31">] </text:span><text:span text:style-name="T55">5.5._dataset_handler.py</text:span></text:p>
      <text:p text:style-name="P110"><text:span text:style-name="T31"><text:tab/></text:span><text:span text:style-name="T53">(data visualization)<text:line-break/><text:tab/></text:span><text:span text:style-name="T68">[code: </text:span><text:span text:style-name="T69">5.5 about dataset statistics</text:span><text:span text:style-name="T68">] </text:span><text:span text:style-name="T70">5.5._dataset_statistics.py</text:span><text:span text:style-name="T68"><text:line-break/><text:tab/></text:span><text:span text:style-name="T69">+ example imgs of graphs</text:span></text:p>
      <text:p text:style-name="P83"/>
      <text:p text:style-name="P83"/>
      <text:p text:style-name="P10"><text:span text:style-name="T64">5.</text:span><text:span text:style-name="T65">6</text:span><text:span text:style-name="T64">. </text:span><text:span text:style-name="T65">ModelHandler</text:span></text:p>
      <text:p text:style-name="P35"><text:tab/><text:span text:style-name="T121">ModelHandler is composed of three functional sections. ModelOI provides the functions handling input and output – including interaction with DatasetHandler and reporting functions. ModelGenerator is responsible for building models in Keras syntax depending on settings we choose for current model. ModelTester provides functions controlling the training and testing capabilities of model.</text:span></text:p>
      <text:p text:style-name="P35"><text:tab/><text:span text:style-name="T122">These individual blocks are controlled from ExperimentRunner, which ties them together and manages shared Settings information.</text:span></text:p>
      <text:p text:style-name="P35"/>
      <text:p text:style-name="P36">5.6.1. Keras syntax</text:p>
      <text:p text:style-name="P36"/>
      <text:p text:style-name="P37"><text:tab/><text:span text:style-name="T123">Generic code for building models in Keras works in two modes – Sequencial and Functional. We will use Functional in these particular examples as it is convenient both for writing and understanding.</text:span></text:p>
      <text:p text:style-name="P39"><text:soft-page-break/><text:tab/>We will mention some of the layers we can use to build Keras models.</text:p>
      <text:p text:style-name="P37"/>
      <text:p text:style-name="P87">\midinsert</text:p>
      <text:p text:style-name="P91"><text:span text:style-name="T5">\clabel</text:span><text:span text:style-name="T20">[code</text:span><text:span text:style-name="T114">XXX</text:span><text:span text:style-name="T20">_</text:span><text:span text:style-name="T114">zzz</text:span><text:span text:style-name="T20">]{</text:span><text:span text:style-name="T114">AAA</text:span><text:span text:style-name="T20">}</text:span></text:p>
      <text:p text:style-name="P92">\begtt</text:p>
      <text:p text:style-name="P98">Out = Dense(256, activation=’relu’)(In)</text:p>
      <text:p text:style-name="P90">Out = Dense(1, activation=’sigmoid’)(In)</text:p>
      <text:p text:style-name="P92">\endtt</text:p>
      <text:p text:style-name="P91"><text:span text:style-name="T5">\caption/t</text:span><text:span text:style-name="T20"> </text:span><text:span text:style-name="T114">CCC</text:span><text:span text:style-name="T20">.</text:span></text:p>
      <text:p text:style-name="P92">\endinsert</text:p>
      <text:p text:style-name="P37"/>
      <text:p text:style-name="P38"><text:tab/></text:p>
      <text:p text:style-name="P64"><text:span text:style-name="T66"><text:tab/></text:span><text:span text:style-name="T67">Dense layers stand for fully connected layers mentioned in </text:span><text:span text:style-name="T5">\</text:span><text:span text:style-name="T6">ref</text:span><text:span text:style-name="T20">[ch4_fully_connected_layers]. </text:span><text:span text:style-name="T73">Here we can see two possible uses for this type of layer. With width set to 1, this layer represents one neuron which can be used as the final output of our classifier.</text:span></text:p>
      <text:p text:style-name="P62"/>
      <text:p text:style-name="P88">\midinsert</text:p>
      <text:p text:style-name="P95"><text:span text:style-name="T5">\clabel</text:span><text:span text:style-name="T20">[code</text:span><text:span text:style-name="T114">XXX</text:span><text:span text:style-name="T20">_</text:span><text:span text:style-name="T114">zzz</text:span><text:span text:style-name="T20">]{</text:span><text:span text:style-name="T114">AAA</text:span><text:span text:style-name="T20">}</text:span></text:p>
      <text:p text:style-name="P93">\begtt</text:p>
      <text:p text:style-name="P99">Dropout(probability)</text:p>
      <text:p text:style-name="P93">\endtt</text:p>
      <text:p text:style-name="P95"><text:span text:style-name="T5">\caption/t</text:span><text:span text:style-name="T20"> </text:span><text:span text:style-name="T114">CCC</text:span><text:span text:style-name="T20">.</text:span></text:p>
      <text:p text:style-name="P111">\endinsert</text:p>
      <text:p text:style-name="P40"/>
      <text:p text:style-name="P65"><text:span text:style-name="T74"><text:tab/></text:span><text:span text:style-name="T75">Dropout layer is used accompanying the Dense layers and follows the process mentioned in </text:span><text:span text:style-name="T7">\</text:span><text:span text:style-name="T6">ref</text:span><text:span text:style-name="T75">[ch4_</text:span><text:span text:style-name="T76">dropout</text:span><text:span text:style-name="T75">_layers]. </text:span><text:span text:style-name="T77">With selected probability the connection of neurons will be dropped during the training period.</text:span></text:p>
      <text:p text:style-name="P41"><text:tab/></text:p>
      <text:p text:style-name="P103"><text:tab/>Fig *F2a <text:span text:style-name="T135">5.6._build_generic_model.py</text:span></text:p>
      <text:p text:style-name="P41"/>
      <text:p text:style-name="P66"><text:span text:style-name="T77"><text:tab/></text:span><text:span text:style-name="T78">We are using these mentioned layers in our models, for more detailed survey check APPENDIX KERAS SYNTAX.</text:span></text:p>
      <text:p text:style-name="P42"/>
      <text:p text:style-name="P66"><text:span text:style-name="T78"><text:tab/></text:span><text:span text:style-name="T79">After building the model we need to compile it specifying settings which will be used for training such as the optimizer, loss function and additional measured metrics.</text:span></text:p>
      <text:p text:style-name="P43"/>
      <text:p text:style-name="P89">\midinsert</text:p>
      <text:p text:style-name="P96"><text:span text:style-name="T5">\clabel</text:span><text:span text:style-name="T20">[code</text:span><text:span text:style-name="T114">XXX</text:span><text:span text:style-name="T20">_</text:span><text:span text:style-name="T114">zzz</text:span><text:span text:style-name="T20">]{</text:span><text:span text:style-name="T114">AAA</text:span><text:span text:style-name="T20">}</text:span></text:p>
      <text:p text:style-name="P94">\begtt</text:p>
      <text:p text:style-name="P100">Model.compile()</text:p>
      <text:p text:style-name="P94">\endtt</text:p>
      <text:p text:style-name="P96"><text:span text:style-name="T5">\caption/t</text:span><text:span text:style-name="T20"> </text:span><text:span text:style-name="T114">CCC</text:span><text:span text:style-name="T20">.</text:span></text:p>
      <text:p text:style-name="P112">\endinsert</text:p>
      <text:p text:style-name="P43"/>
      <text:p text:style-name="P66"><text:span text:style-name="T79"><text:tab/>For details about which settings we use for training, check </text:span><text:span text:style-name="T8">\</text:span><text:span text:style-name="T9">ref</text:span><text:span text:style-name="T79">[ch4_training].</text:span></text:p>
      <text:p text:style-name="P66"><text:span text:style-name="T79"><text:tab/></text:span><text:span text:style-name="T80">Finally our model is trained on dataset with fit command.</text:span></text:p>
      <text:p text:style-name="P63"><text:tab/></text:p>
      <text:p text:style-name="P89">\midinsert</text:p>
      <text:p text:style-name="P96"><text:span text:style-name="T5">\clabel</text:span><text:span text:style-name="T20">[code</text:span><text:span text:style-name="T114">XXX</text:span><text:span text:style-name="T20">_</text:span><text:span text:style-name="T114">zzz</text:span><text:span text:style-name="T20">]{</text:span><text:span text:style-name="T114">AAA</text:span><text:span text:style-name="T20">}</text:span></text:p>
      <text:p text:style-name="P94">\begtt</text:p>
      <text:p text:style-name="P101">model.fit(data, labels, …)</text:p>
      <text:p text:style-name="P94">\endtt</text:p>
      <text:p text:style-name="P96"><text:span text:style-name="T5">\caption/t</text:span><text:span text:style-name="T20"> </text:span><text:span text:style-name="T114">CCC</text:span><text:span text:style-name="T20">.</text:span></text:p>
      <text:p text:style-name="P112">\endinsert</text:p>
      <text:p text:style-name="P44"/>
      <text:p text:style-name="P67"><text:soft-page-break/><text:span text:style-name="T81"><text:tab/></text:span><text:span text:style-name="T82">The full code to build and train a generic Keras model on a dataset can be seen in Figure \</text:span><text:span text:style-name="T9">ref</text:span><text:span text:style-name="T79">[</text:span><text:span text:style-name="T82">ch5_*F2</text:span><text:span text:style-name="T79">].</text:span></text:p>
      <text:p text:style-name="P43"/>
      <text:p text:style-name="P108"><text:span text:style-name="T79"><text:tab/></text:span><text:span text:style-name="T82">Fig <text:s/>ch5_*F2 </text:span><text:span text:style-name="T116">5.6._run_generic_experiment.py</text:span></text:p>
      <text:p text:style-name="P45"/>
      <text:p text:style-name="P46"/>
      <text:p text:style-name="P46"/>
      <text:p text:style-name="P68"><text:span text:style-name="T82">5.</text:span><text:span text:style-name="T20">6.2. Model building</text:span></text:p>
      <text:p text:style-name="P47"/>
      <text:p text:style-name="P70"><text:span text:style-name="T84"><text:tab/>Particular </text:span><text:span text:style-name="T85">models described in </text:span><text:span text:style-name="T86">section </text:span><text:span text:style-name="T10">\</text:span><text:span text:style-name="T11">ref</text:span><text:span text:style-name="T83">[ch4] </text:span><text:span text:style-name="T88">are shown here with functions which generate them. We have stated that their structure can be </text:span><text:span text:style-name="T89">parametrized, </text:span><text:span text:style-name="T90">and that we can alter these parameters to change their shape and performance. We can change the depth and width of these models.</text:span></text:p>
      <text:p text:style-name="P55"><text:tab/></text:p>
      <text:p text:style-name="P107"><text:span text:style-name="T90">5.</text:span><text:span text:style-name="T91">6.2.1. </text:span><text:span text:style-name="T115">(5.6._osm_model.py) </text:span><text:span text:style-name="T91">osm only model – keras building code plus generated png image. Function producing a Keras model described in </text:span><text:span text:style-name="T5">\</text:span><text:span text:style-name="T12">ref</text:span><text:span text:style-name="T20">[osm_model].</text:span></text:p>
      <text:p text:style-name="P56"/>
      <text:p text:style-name="P57">5.6.2.2. img only</text:p>
      <text:p text:style-name="P71"><text:span text:style-name="T93"><text:tab/></text:span><text:span text:style-name="T92">When we are working with model described in </text:span><text:span text:style-name="T13">\</text:span><text:span text:style-name="T14">ref</text:span><text:span text:style-name="T92">[</text:span><text:span text:style-name="T94">img</text:span><text:span text:style-name="T92">_model], </text:span><text:span text:style-name="T95">we make use of the feature transfer method and as such the training process can be made easier as was discussed in </text:span><text:span text:style-name="T13">\</text:span><text:span text:style-name="T15">ref</text:span><text:span text:style-name="T92">[ch4_specific_setting].</text:span></text:p>
      <text:p text:style-name="P72"><text:span text:style-name="T92"><text:tab/></text:span><text:span text:style-name="T96">Also the Keras syntax will be correspondingly altered. </text:span><text:span text:style-name="T97">We create two models instead of a single whole model. One represents the feature extractor section of model and is mostly created by the reused base of pretrained CNN model. </text:span><text:span text:style-name="T99">We can </text:span><text:span text:style-name="T100">create these with loaded weights from training on ImageNet dataset with Keras commands i</text:span><text:span text:style-name="T98">n </text:span><text:span text:style-name="T13">\</text:span><text:span text:style-name="T15">ref</text:span><text:span text:style-name="T92">[</text:span><text:span text:style-name="T105">*F</text:span><text:span text:style-name="T106">3</text:span><text:span text:style-name="T92">]</text:span><text:span text:style-name="T105">.</text:span></text:p>
      <text:p text:style-name="P58"/>
      <text:p text:style-name="P102"><text:tab/>fig F*3 <text:span text:style-name="T135">5.6._applications.py</text:span></text:p>
      <text:p text:style-name="P58"/>
      <text:p text:style-name="P72"><text:span text:style-name="T98"><text:tab/></text:span><text:span text:style-name="T101">Our second model is then made of just our custom top architecture discussed in </text:span><text:span text:style-name="T16">\</text:span><text:span text:style-name="T17">ref</text:span><text:span text:style-name="T101">[ch4_custom_top]. </text:span><text:span text:style-name="T102">We will </text:span><text:span text:style-name="T103">feed it with outputs of features from the first model. Note that for repeated experiments with the same dataset and model setting, we can save these features into files and </text:span><text:span text:style-name="T104">spare a lot of valuable computation time. </text:span><text:span text:style-name="T105">Code snippet in </text:span><text:span text:style-name="T13">\</text:span><text:span text:style-name="T15">ref</text:span><text:span text:style-name="T92">[</text:span><text:span text:style-name="T105">*F4</text:span><text:span text:style-name="T92">]</text:span><text:span text:style-name="T105"> </text:span><text:span text:style-name="T106">shows </text:span><text:span text:style-name="T107">us an example of the use of two models.</text:span></text:p>
      <text:p text:style-name="P59"/>
      <text:p text:style-name="P109"><text:span text:style-name="T92"><text:tab/></text:span><text:span text:style-name="T105">*F4 </text:span><text:span text:style-name="T117">5.6._feature_cooking_img_model.py</text:span></text:p>
      <text:p text:style-name="P60"/>
      <text:p text:style-name="P69"><text:span text:style-name="T83">5.</text:span><text:span text:style-name="T20">6.2.3. Mixed model</text:span></text:p>
      <text:p text:style-name="P48"/>
      <text:p text:style-name="P73"><text:span text:style-name="T87"><text:tab/>Mixed model uses the same techniques of feature transfer and is fully described in </text:span><text:span text:style-name="T5">\</text:span><text:span text:style-name="T18">ref</text:span><text:span text:style-name="T20">[mix_model].</text:span></text:p>
      <text:p text:style-name="P73"><text:span text:style-name="T20"><text:tab/></text:span><text:span text:style-name="T108">Code in </text:span><text:span text:style-name="T19">\ref</text:span><text:span text:style-name="T108">[F build mix model] shows how we build this model. </text:span><text:span text:style-name="T109">Note that we can even reuse the saved feature files from image only model, as long as we maintain the same order in our dataset. </text:span><text:span text:style-name="T110">DatasetHandler can shuffle data in deterministic manner which allows us to </text:span><text:span text:style-name="T111">do so</text:span><text:span text:style-name="T110">.</text:span></text:p>
      <text:p text:style-name="P61"/>
      <text:p text:style-name="P104"><text:tab/>FIG <text:s/>F build mix model <text:span text:style-name="T136">5.6._mix_model.py</text:span></text:p>
      <text:p text:style-name="P48"/>
      <text:p text:style-name="P49">5.6.3. ModelHandler Structure</text:p>
      <text:p text:style-name="P49"><text:tab/></text:p>
      <text:p text:style-name="P50"><text:tab/><text:span text:style-name="T124">Figure </text:span><text:span text:style-name="T19">\ref</text:span><text:span text:style-name="T125">[F *F5] illustrates the various functions <text:s/>which are part of the ModelHandler. In </text:span><text:span text:style-name="T19">\ref</text:span><text:span text:style-name="T125">[F *F6] we can see snippets of code dealing with building and testing of models. Note that in one run we are handling multiple instances of models and datasets, as is explained in </text:span><text:span text:style-name="T19">\ref</text:span><text:span text:style-name="T125">[Experiment Runner chapter].</text:span></text:p>
      <text:p text:style-name="P49"><text:soft-page-break/></text:p>
      <text:p text:style-name="P49"/>
      <text:p text:style-name="P50"><text:tab/><text:span text:style-name="T124">F *F5</text:span></text:p>
      <text:p text:style-name="P105"><text:tab/><text:span text:style-name="T124">F *F6 5.6._model_handler_functions.py</text:span></text:p>
      <text:p text:style-name="P50"/>
      <text:p text:style-name="P50"/>
      <text:p text:style-name="P54">\label[ch5_settings]</text:p>
      <text:p text:style-name="P51">5.7. Settings</text:p>
      <text:p text:style-name="P51"/>
      <text:p text:style-name="P51"><text:tab/><text:span text:style-name="T126">Throughout the whole run of experiments, we keep a shared Setting structure in form of python dictionary. Each experiment we run first loads default settings values and then is altered depending on the experiment description file. This allows us to reuse a lot of code and also prevents us from human error in terms of typos.</text:span></text:p>
      <text:p text:style-name="P52"><text:tab/><text:span text:style-name="T127">Each experiment has Settings defined for the whole run and also a list in Settings[“models”] further specifying multiple models per experiment. Each of these can be using different dataset, or it can reuse already loaded one without wasting resources.</text:span></text:p>
      <text:p text:style-name="P53"><text:tab/>Finally the reasoning behind experiments is to join these individual model runs and have an easy method of linking their results together while maintaining order in what are we testing. We can graph the learning progress of defined models into same plot for easier visualization.</text:p>
      <text:p text:style-name="P52"/>
      <text:p text:style-name="P106">5.8. training === 5.8._training.p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1T19:17:58.416071216</meta:creation-date>
    <dc:date>2017-06-14T18:14:50.686823435</dc:date>
    <meta:editing-duration>PT4H43M1S</meta:editing-duration>
    <meta:editing-cycles>143</meta:editing-cycles>
    <meta:generator>LibreOffice/5.1.6.2$Linux_X86_64 LibreOffice_project/10m0$Build-2</meta:generator>
    <meta:document-statistic meta:table-count="0" meta:image-count="0" meta:object-count="0" meta:page-count="6" meta:paragraph-count="126" meta:word-count="1868" meta:character-count="12803" meta:non-whitespace-character-count="10973"/>
  </office:meta>
</office:document-meta>
</file>